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, monospace"/>
    <style:font-face style:name="Times1" svg:font-family="Times, serif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2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2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0.0417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.0417in" fo:margin-right="0in" fo:margin-top="0.1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04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016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161in" fo:margin-right="0in" fo:margin-top="0.20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0028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0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0047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0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0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028in" fo:margin-right="2.1547in" fo:margin-top="0in" fo:margin-bottom="0in" loext:contextual-spacing="false" fo:line-height="95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15" style:family="paragraph" style:parent-style-name="Standard">
      <style:paragraph-properties fo:margin-left="0.0161in" fo:margin-right="2.2516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0161in" fo:margin-right="1.589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0472in" fo:margin-right="0in" fo:margin-top="0.1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0472in" fo:margin-right="0in" fo:margin-top="0.417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2.1327in" fo:margin-top="0in" fo:margin-bottom="0in" loext:contextual-spacing="false" fo:line-height="95%" fo:text-align="start" style:justify-single-word="false" fo:keep-together="auto" fo:orphans="0" fo:widows="0" fo:text-indent="0.0047in" style:auto-text-indent="false" fo:padding="0in" fo:border="none" fo:keep-with-next="auto"/>
    </style:style>
    <style:style style:name="P20" style:family="paragraph" style:parent-style-name="Standard">
      <style:paragraph-properties fo:margin-left="0.0161in" fo:margin-right="0.898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224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2244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2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213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20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2563in" fo:margin-right="0.0673in" fo:margin-top="0in" fo:margin-bottom="0in" loext:contextual-spacing="false" fo:line-height="95%" fo:text-align="start" style:justify-single-word="false" fo:keep-together="auto" fo:orphans="0" fo:widows="0" fo:text-indent="-0.2508in" style:auto-text-indent="false" fo:padding="0in" fo:border="none" fo:keep-with-next="auto"/>
    </style:style>
    <style:style style:name="P27" style:family="paragraph" style:parent-style-name="Standard">
      <style:paragraph-properties fo:margin-left="0.4571in" fo:margin-right="0.0362in" fo:margin-top="0in" fo:margin-bottom="0in" loext:contextual-spacing="false" fo:line-height="95%" fo:text-align="start" style:justify-single-word="false" fo:keep-together="auto" fo:orphans="0" fo:widows="0" fo:text-indent="-0.2453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.1035in" fo:margin-top="0.0043in" fo:margin-bottom="0in" loext:contextual-spacing="false" fo:line-height="95%" fo:text-align="start" style:justify-single-word="false" fo:keep-together="auto" fo:orphans="0" fo:widows="0" fo:text-indent="0.2134in" style:auto-text-indent="false" fo:padding="0in" fo:border="none" fo:keep-with-next="auto"/>
    </style:style>
    <style:style style:name="P29" style:family="paragraph" style:parent-style-name="Standard">
      <style:paragraph-properties fo:margin-left="0.216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2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0028in" fo:margin-right="-0.0016in" fo:margin-top="0in" fo:margin-bottom="0in" loext:contextual-spacing="false" fo:line-height="95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32" style:family="paragraph" style:parent-style-name="Standard">
      <style:paragraph-properties fo:margin-left="0.016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2" style:font-size-asian="12pt" style:font-style-asian="normal" style:font-weight-asian="normal" style:font-name-complex="Times2" style:font-size-complex="12pt"/>
    </style:style>
    <style:style style:name="P33" style:family="paragraph" style:parent-style-name="Text_20_body">
      <style:paragraph-properties fo:margin-left="0.0425in" fo:margin-right="0in" fo:margin-top="0.2055in" fo:margin-bottom="0in" loext:contextual-spacing="false" fo:line-height="120%" fo:text-indent="0in" style:auto-text-indent="false" style:writing-mode="lr-tb"/>
      <style:text-properties fo:font-size="12pt" fo:font-weight="normal" style:font-size-asian="12pt" style:font-size-complex="12pt"/>
    </style:style>
    <style:style style:name="P34" style:family="paragraph" style:parent-style-name="Text_20_body">
      <style:paragraph-properties fo:margin-left="0.0425in" fo:margin-right="0in" fo:margin-top="0.1055in" fo:margin-bottom="0in" loext:contextual-spacing="false" fo:line-height="120%" fo:text-indent="0in" style:auto-text-indent="false" style:writing-mode="lr-tb"/>
      <style:text-properties fo:font-size="12pt" fo:font-weight="normal" style:font-size-asian="12pt" style:font-size-complex="12pt"/>
    </style:style>
    <style:style style:name="P35" style:family="paragraph" style:parent-style-name="Text_20_body">
      <style:paragraph-properties fo:margin-left="0.0425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36" style:family="paragraph" style:parent-style-name="Text_20_body">
      <style:paragraph-properties fo:margin-left="0.0165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37" style:family="paragraph" style:parent-style-name="Text_20_body">
      <style:paragraph-properties fo:margin-left="0.0165in" fo:margin-right="0in" fo:margin-top="0.0043in" fo:margin-bottom="0in" loext:contextual-spacing="false" fo:line-height="120%" fo:text-indent="0in" style:auto-text-indent="false" style:writing-mode="lr-tb"/>
      <style:text-properties fo:font-weight="normal"/>
    </style:style>
    <style:style style:name="P38" style:family="paragraph" style:parent-style-name="Text_20_body">
      <style:paragraph-properties fo:margin-left="0.0165in" fo:margin-right="0in" fo:margin-top="0.0043in" fo:margin-bottom="0in" loext:contextual-spacing="false" fo:line-height="120%" fo:text-indent="0in" style:auto-text-indent="false" style:writing-mode="lr-tb"/>
      <style:text-properties fo:font-variant="normal" fo:text-transform="none" fo:color="#333333" style:text-line-through-style="none" style:text-line-through-type="none" style:font-name="Times1" fo:font-size="12pt" fo:font-style="normal" style:text-underline-style="none" fo:font-weight="normal" style:text-blinking="false" fo:background-color="#ffffff"/>
    </style:style>
    <style:style style:name="P39" style:family="paragraph" style:parent-style-name="Text_20_body">
      <style:paragraph-properties fo:margin-left="0.0165in" fo:margin-right="0in" fo:margin-top="0.202in" fo:margin-bottom="0in" loext:contextual-spacing="false" fo:line-height="120%" fo:text-indent="0in" style:auto-text-indent="false" style:writing-mode="lr-tb"/>
      <style:text-properties fo:font-weight="normal"/>
    </style:style>
    <style:style style:name="P40" style:family="paragraph" style:parent-style-name="Text_20_body">
      <style:paragraph-properties fo:margin-left="0.0028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41" style:family="paragraph" style:parent-style-name="Text_20_body">
      <style:paragraph-properties fo:margin-left="0.0047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42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/>
    </style:style>
    <style:style style:name="P43" style:family="paragraph" style:parent-style-name="Text_20_body">
      <style:paragraph-properties fo:margin-left="0.0035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44" style:family="paragraph" style:parent-style-name="Text_20_body">
      <style:paragraph-properties fo:margin-left="0.0035in" fo:margin-right="0in" fo:margin-top="0.0043in" fo:margin-bottom="0in" loext:contextual-spacing="false" fo:line-height="120%" fo:text-indent="0in" style:auto-text-indent="false" style:writing-mode="lr-tb"/>
      <style:text-properties fo:font-weight="normal"/>
    </style:style>
    <style:style style:name="P45" style:family="paragraph" style:parent-style-name="Text_20_body">
      <style:paragraph-properties fo:margin-left="0.0055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46" style:family="paragraph" style:parent-style-name="Text_20_body">
      <style:paragraph-properties fo:margin-left="0.0055in" fo:margin-right="0in" fo:margin-top="0.0043in" fo:margin-bottom="0in" loext:contextual-spacing="false" fo:line-height="120%" fo:text-indent="0in" style:auto-text-indent="false" style:writing-mode="lr-tb"/>
      <style:text-properties fo:font-weight="normal"/>
    </style:style>
    <style:style style:name="P47" style:family="paragraph" style:parent-style-name="Text_20_body">
      <style:paragraph-properties fo:margin-left="0.0016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48" style:family="paragraph" style:parent-style-name="Text_20_body">
      <style:paragraph-properties fo:margin-left="0.0075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20%" fo:text-indent="-0.0035in" style:auto-text-indent="false" fo:padding="0in" fo:border="none" style:writing-mode="lr-tb"/>
      <style:text-properties fo:font-weight="normal"/>
    </style:style>
    <style:style style:name="P50" style:family="paragraph" style:parent-style-name="Text_20_body">
      <style:paragraph-properties fo:margin-left="0.0165in" fo:margin-right="2.2516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51" style:family="paragraph" style:parent-style-name="Text_20_body">
      <style:paragraph-properties fo:margin-left="0.0165in" fo:margin-right="1.5898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52" style:family="paragraph" style:parent-style-name="Text_20_body">
      <style:paragraph-properties fo:margin-left="0.048in" fo:margin-right="0in" fo:margin-top="0.1055in" fo:margin-bottom="0in" loext:contextual-spacing="false" fo:line-height="120%" fo:text-indent="0in" style:auto-text-indent="false" style:writing-mode="lr-tb"/>
      <style:text-properties fo:font-weight="normal"/>
    </style:style>
    <style:style style:name="P53" style:family="paragraph" style:parent-style-name="Text_20_body">
      <style:paragraph-properties fo:margin-left="0.048in" fo:margin-right="0in" fo:margin-top="0.4173in" fo:margin-bottom="0in" loext:contextual-spacing="false" fo:line-height="120%" fo:text-indent="0in" style:auto-text-indent="false" style:writing-mode="lr-tb"/>
      <style:text-properties fo:font-weight="normal"/>
    </style:style>
    <style:style style:name="P54" style:family="paragraph" style:parent-style-name="Text_20_body">
      <style:paragraph-properties fo:margin-left="0in" fo:margin-right="0.0417in" fo:margin-top="0in" fo:margin-bottom="0in" loext:contextual-spacing="false" fo:line-height="120%" fo:text-indent="0.0047in" style:auto-text-indent="false" style:writing-mode="lr-tb"/>
      <style:text-properties fo:font-weight="normal"/>
    </style:style>
    <style:style style:name="P55" style:family="paragraph" style:parent-style-name="Text_20_body">
      <style:paragraph-properties fo:margin-left="0.0165in" fo:margin-right="0.8984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56" style:family="paragraph" style:parent-style-name="Text_20_body">
      <style:paragraph-properties fo:margin-left="0.2252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57" style:family="paragraph" style:parent-style-name="Text_20_body">
      <style:paragraph-properties fo:margin-left="0.2252in" fo:margin-right="0in" fo:margin-top="0.0043in" fo:margin-bottom="0in" loext:contextual-spacing="false" fo:line-height="120%" fo:text-indent="0in" style:auto-text-indent="false" style:writing-mode="lr-tb"/>
      <style:text-properties fo:font-weight="normal"/>
    </style:style>
    <style:style style:name="P58" style:family="paragraph" style:parent-style-name="Text_20_body">
      <style:paragraph-properties fo:margin-left="0.211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59" style:family="paragraph" style:parent-style-name="Text_20_body">
      <style:paragraph-properties fo:margin-left="0.2134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60" style:family="paragraph" style:parent-style-name="Text_20_body">
      <style:paragraph-properties fo:margin-left="0.2083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61" style:family="paragraph" style:parent-style-name="Text_20_body">
      <style:paragraph-properties fo:margin-left="0.0047in" fo:margin-right="0.0681in" fo:margin-top="0in" fo:margin-bottom="0in" loext:contextual-spacing="false" fo:line-height="120%" fo:text-indent="-0.2516in" style:auto-text-indent="false" fo:padding="0in" fo:border="none" style:writing-mode="lr-tb"/>
      <style:text-properties fo:font-weight="normal"/>
    </style:style>
    <style:style style:name="P62" style:family="paragraph" style:parent-style-name="Text_20_body">
      <style:paragraph-properties fo:margin-left="0.211in" fo:margin-right="0.0362in" fo:margin-top="0in" fo:margin-bottom="0in" loext:contextual-spacing="false" fo:line-height="120%" fo:text-indent="-0.2457in" style:auto-text-indent="false" fo:padding="0in" fo:border="none" style:writing-mode="lr-tb"/>
      <style:text-properties fo:font-weight="normal"/>
    </style:style>
    <style:style style:name="P63" style:family="paragraph" style:parent-style-name="Text_20_body">
      <style:paragraph-properties fo:margin-left="0in" fo:margin-right="0.1043in" fo:margin-top="0.0043in" fo:margin-bottom="0in" loext:contextual-spacing="false" fo:line-height="120%" fo:text-indent="0.2134in" style:auto-text-indent="false" style:writing-mode="lr-tb"/>
      <style:text-properties fo:font-weight="normal"/>
    </style:style>
    <style:style style:name="P64" style:family="paragraph" style:parent-style-name="Text_20_body">
      <style:paragraph-properties fo:margin-left="0.2161in" fo:margin-right="0in" fo:margin-top="0.0043in" fo:margin-bottom="0in" loext:contextual-spacing="false" fo:line-height="120%" fo:text-indent="0in" style:auto-text-indent="false" style:writing-mode="lr-tb"/>
      <style:text-properties fo:font-weight="normal"/>
    </style:style>
    <style:style style:name="P65" style:family="paragraph" style:parent-style-name="Text_20_body">
      <style:paragraph-properties fo:margin-left="0.2161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66" style:family="paragraph" style:parent-style-name="Text_20_body">
      <style:paragraph-properties fo:margin-left="0.0016in" fo:margin-right="0in" fo:margin-top="0in" fo:margin-bottom="0in" loext:contextual-spacing="false" fo:line-height="120%" fo:text-indent="-0.002in" style:auto-text-indent="false" fo:padding="0in" fo:border="none" style:writing-mode="lr-tb"/>
      <style:text-properties fo:font-weight="normal"/>
    </style:style>
    <style:style style:name="P67" style:family="paragraph" style:parent-style-name="Text_20_body">
      <style:paragraph-properties fo:margin-left="0.0016in" fo:margin-right="0.4866in" fo:margin-top="0in" fo:margin-bottom="0in" loext:contextual-spacing="false" fo:line-height="120%" fo:text-indent="-0.2472in" style:auto-text-indent="false" fo:padding="0in" fo:border="none" style:writing-mode="lr-tb"/>
      <style:text-properties fo:font-weight="normal"/>
    </style:style>
    <style:style style:name="P68" style:family="paragraph" style:parent-style-name="Text_20_body" style:master-page-name="Standard">
      <style:paragraph-properties fo:margin-left="0.04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font-name="Times1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bold" style:font-name-asian="Times2" style:font-size-asian="12pt" style:font-style-asian="normal" style:font-weight-asian="bold" style:font-name-complex="Times2" style:font-size-complex="12pt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bold" fo:background-color="#ffffff" loext:char-shading-value="0" style:font-name-asian="Times2" style:font-size-asian="12pt" style:font-style-asian="normal" style:font-weight-asian="bold" style:font-name-complex="Times2" style:font-size-complex="12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2" style:font-size-asian="12pt" style:font-style-asian="normal" style:font-weight-asian="normal" style:font-name-complex="Times2" style:font-size-complex="12pt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normal" style:font-name-asian="Times2" style:font-size-asian="12pt" style:font-style-asian="normal" style:font-weight-asian="normal" style:font-name-complex="Times2" style:font-size-complex="12pt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Courier" fo:font-size="9.5pt" fo:font-style="normal" style:text-underline-style="none" fo:font-weight="normal" fo:background-color="#ffffff" loext:char-shading-value="0" style:font-name-asian="Courier2" style:font-size-asian="9.5pt" style:font-style-asian="normal" style:font-weight-asian="normal" style:font-name-complex="Courier2" style:font-size-complex="9.5pt"/>
    </style:style>
    <style:style style:name="T6" style:family="text">
      <style:text-properties fo:font-variant="normal" fo:text-transform="none" fo:color="#333333" style:text-line-through-style="none" style:text-line-through-type="none" style:font-name="Times1" fo:font-size="12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333333" style:text-line-through-style="none" style:text-line-through-type="none" style:font-name="Times1" fo:font-size="12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333333" style:text-line-through-style="none" style:text-line-through-type="none" style:font-name="Times1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333333" style:text-line-through-style="none" style:text-line-through-type="none" style:font-name="Times1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333333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333333" style:text-line-through-style="none" style:text-line-through-type="none" style:font-name="Courier1" fo:font-size="9.94999980926514pt" fo:font-style="normal" style:text-underline-style="none" style:text-blinking="false" fo:background-color="#ffffff" loext:char-shading-value="0"/>
    </style:style>
    <style:style style:name="T13" style:family="text">
      <style:text-properties style:text-position="0% 100%" style:font-name="Times" fo:font-weight="normal" fo:background-color="#ffffff" loext:char-shading-value="0" style:font-name-asian="Times2" style:font-size-asian="12pt" style:font-style-asian="normal" style:font-weight-asian="normal" style:font-name-complex="Times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bookmark text:name="docs-internal-guid-70f21c5c-7fff-0ce3-5b1f-61ff63002fa8"/><text:span text:style-name="T13">Questions </text:span></text:p>
      <text:p text:style-name="P33"><text:span text:style-name="T9">Basics</text:span></text:p>
      <text:p text:style-name="P36"><text:span text:style-name="T6">1. What is an expression?</text:span><text:span text:style-name="T10"> </text:span><text:span text:style-name="T8">A piece of code that returns a value.</text:span></text:p>
      <text:p text:style-name="P40"><text:span text:style-name="T6">2. What is a syntax error?</text:span><text:span text:style-name="T10"> </text:span><text:span text:style-name="T8">An error in in the structure of the code. Usually caught at compile time/ Interpreting time</text:span></text:p>
      <text:p text:style-name="P41"><text:span text:style-name="T6">3. What is PEP8?</text:span><text:span text:style-name="T10"> </text:span><text:span text:style-name="T8">The python coding style standard</text:span></text:p>
      <text:p text:style-name="P42"><text:span text:style-name="T6">4. What does a linter do?</text:span><text:span text:style-name="T10"> </text:span><text:span text:style-name="T8">Checks your code for pep8 compliance</text:span></text:p>
      <text:p text:style-name="P43"><text:span text:style-name="T6">5. What is the result of this expression: “*” * 10</text:span></text:p>
      <text:p text:style-name="P45"><text:span text:style-name="T6">6. What is CPython?</text:span></text:p>
      <text:p text:style-name="P47"><text:span text:style-name="T6">7. How is CPython different from Jython?</text:span></text:p>
      <text:p text:style-name="P48"><text:span text:style-name="T6">8. How is CPython different from IronPython?</text:span></text:p>
      <text:p text:style-name="P34"><text:span text:style-name="T9">Primitive Types</text:span></text:p>
      <text:p text:style-name="P36"><text:span text:style-name="T6">1. What is a variable?</text:span><text:span text:style-name="T10"> </text:span><text:span text:style-name="T8">You store values in a variable</text:span></text:p>
      <text:p text:style-name="P40"><text:span text:style-name="T6">2. What are the primitive built-in types in Python?</text:span><text:span text:style-name="T10"> </text:span><text:span text:style-name="T8">Int, float, string.</text:span></text:p>
      <text:p text:style-name="P41"><text:span text:style-name="T6">3. When should we use “”” (tripe quotes) to define strings?</text:span><text:span text:style-name="T10"> </text:span><text:span text:style-name="T8">When you are declaring a multi-line string</text:span></text:p>
      <text:p text:style-name="P49"><text:span text:style-name="T6">4. Assuming (name = “John Smith”), what does name[1] return?</text:span><text:span text:style-name="T10"> </text:span><text:span text:style-name="T8">The character ‘o’ at index 1</text:span></text:p>
      <text:p text:style-name="P49"><text:span text:style-name="T6">5. What about name[-2]?</text:span><text:span text:style-name="T10"> </text:span><text:span text:style-name="T8">Index out of bounds exception</text:span></text:p>
      <text:p text:style-name="P46"><text:span text:style-name="T6">6. What about name[1:-1]?</text:span><text:span text:style-name="T10"> </text:span><text:span text:style-name="T8">Index out of bounds exception</text:span></text:p>
      <text:p text:style-name="P47"><text:span text:style-name="T6">7. How to get the length of name?</text:span><text:span text:style-name="T10"> </text:span><text:span text:style-name="T8">len(name)</text:span></text:p>
      <text:p text:style-name="P48"><text:span text:style-name="T6">8. What are the escape sequences in Python?</text:span><text:span text:style-name="T10"> </text:span></text:p>
      <text:p text:style-name="P40"><text:span text:style-name="T6">9. What is the result of f</text:span><text:span text:style-name="T11">“</text:span><text:span text:style-name="T7">{2+2}+{10%3}”</text:span><text:span text:style-name="T6">?</text:span><text:span text:style-name="T10"> </text:span><text:span text:style-name="T8">5</text:span></text:p>
      <text:p text:style-name="P50"><text:span text:style-name="T6">10. Given (name = “john smith”), what will </text:span><text:span text:style-name="T7">name.title() </text:span><text:span text:style-name="T6">return?</text:span><text:span text:style-name="T10"> </text:span><text:span text:style-name="T6">11. What does name.</text:span><text:span text:style-name="T7">strip() </text:span><text:span text:style-name="T6">do?</text:span><text:span text:style-name="T10"> </text:span></text:p>
      <text:p text:style-name="P37"><text:span text:style-name="T6">12. What will </text:span><text:span text:style-name="T7">name.find(“Smith”) </text:span><text:span text:style-name="T6">return?</text:span><text:span text:style-name="T10"> </text:span><text:span text:style-name="T8">5</text:span></text:p>
      <text:p text:style-name="P51"><text:span text:style-name="T6">13. What will be the value of </text:span><text:span text:style-name="T7">name </text:span><text:span text:style-name="T6">after we call name.</text:span><text:span text:style-name="T7">replace(“j”, “k”)</text:span><text:span text:style-name="T6">?</text:span><text:span text:style-name="T10"> </text:span><text:span text:style-name="T8">Kohn Smith</text:span></text:p>
      <text:p text:style-name="P51"><text:span text:style-name="T6">14. How can we check to see if </text:span><text:span text:style-name="T7">name </text:span><text:span text:style-name="T6">contains </text:span><text:span text:style-name="T11">“</text:span><text:span text:style-name="T7">John”</text:span><text:span text:style-name="T6">?</text:span><text:span text:style-name="T10">  </text:span><text:span text:style-name="T8">name.find(“John”)</text:span></text:p>
      <text:p text:style-name="P37"><text:span text:style-name="T6">15. What are the 3 types of numbers in Python?</text:span><text:span text:style-name="T10"> </text:span><text:span text:style-name="T8">Int, float, complex</text:span></text:p>
      <text:p text:style-name="P52"><text:span text:style-name="T7">Control Flow</text:span><text:span text:style-name="T10"> </text:span></text:p>
      <text:p text:style-name="P36"><text:span text:style-name="T6">1. What is the difference between </text:span><text:span text:style-name="T7">10 / 3 </text:span><text:span text:style-name="T6">and </text:span><text:span text:style-name="T7">10 // 3</text:span><text:span text:style-name="T6">?</text:span><text:span text:style-name="T10"> </text:span><text:span text:style-name="T8">Integer vs floating point division</text:span></text:p>
      <text:p text:style-name="P40"><text:span text:style-name="T6">2. What is the result of 10 ** 3?</text:span><text:span text:style-name="T10"> </text:span><text:span text:style-name="T8">1000</text:span></text:p>
      <text:p text:style-name="P54"><text:soft-page-break/><text:span text:style-name="T6">3. Given (</text:span><text:span text:style-name="T7">x = 1</text:span><text:span text:style-name="T6">), what will be the value of after we run (</text:span><text:span text:style-name="T7">x += 2</text:span><text:span text:style-name="T6">)? </text:span><text:span text:style-name="T7">3</text:span></text:p>
      <text:p text:style-name="P54"><text:span text:style-name="T6">4. How can we round a number?</text:span><text:span text:style-name="T10"> </text:span></text:p>
      <text:p text:style-name="P44"><text:span text:style-name="T6">5. What is the result of </text:span><text:span text:style-name="T7">float(1)</text:span><text:span text:style-name="T6">?</text:span><text:span text:style-name="T10"> </text:span></text:p>
      <text:p text:style-name="P45"><text:span text:style-name="T6">6. What is the result of </text:span><text:span text:style-name="T7">bool(“False”)</text:span><text:span text:style-name="T6">?</text:span><text:span text:style-name="T10"> </text:span></text:p>
      <text:p text:style-name="P47"><text:span text:style-name="T6">7. What are the falsy values in Python?</text:span><text:span text:style-name="T10"> </text:span><text:span text:style-name="T8">0</text:span></text:p>
      <text:p text:style-name="P48"><text:span text:style-name="T6">8. What is the result of </text:span><text:span text:style-name="T7">10 == “10”</text:span><text:span text:style-name="T6">?</text:span><text:span text:style-name="T10">  </text:span><text:span text:style-name="T8">false</text:span></text:p>
      <text:p text:style-name="P40"><text:span text:style-name="T6">9. What is the result of </text:span><text:span text:style-name="T11">“</text:span><text:span text:style-name="T7">bag” &gt; “apple”</text:span><text:span text:style-name="T6">?</text:span><text:span text:style-name="T10">  </text:span><text:span text:style-name="T8">false</text:span></text:p>
      <text:p text:style-name="P36"><text:span text:style-name="T6">10. What is the result of </text:span><text:span text:style-name="T7">not(True or False)</text:span><text:span text:style-name="T6">?</text:span><text:span text:style-name="T10"> </text:span><text:span text:style-name="T8">false</text:span></text:p>
      <text:p text:style-name="P55"><text:span text:style-name="T6">11. Under what circumstances does the expression </text:span><text:span text:style-name="T7">18 &lt;= age &lt; 65 </text:span><text:span text:style-name="T6">evaluate to True</text:span><text:span text:style-name="T7">?</text:span><text:span text:style-name="T10"> </text:span></text:p>
      <text:p text:style-name="P55"><text:span text:style-name="T6">12. What does </text:span><text:span text:style-name="T7">range(1, 10, 2) </text:span><text:span text:style-name="T6">return?</text:span><text:span text:style-name="T10"> </text:span></text:p>
      <text:p text:style-name="P38">13. Name 3 iterable objects in Python.</text:p>
      <text:p text:style-name="P35"><text:span text:style-name="T7">Functions</text:span><text:span text:style-name="T10"> </text:span></text:p>
      <text:p text:style-name="P36"><text:span text:style-name="T6">1. What is the difference between a parameter and an argument?</text:span><text:span text:style-name="T10"> </text:span><text:span text:style-name="T8">An argument is the real data which you pass to the function, the parameter designates what argument you pass.</text:span></text:p>
      <text:p text:style-name="P40"><text:span text:style-name="T6">2. All functions in Python by default return …?</text:span><text:span text:style-name="T10"> </text:span><text:span text:style-name="T8">none</text:span></text:p>
      <text:p text:style-name="P41"><text:span text:style-name="T6">3. What are keyword arguments and when should we use them?</text:span><text:span text:style-name="T10"> </text:span></text:p>
      <text:p text:style-name="P42"><text:span text:style-name="T6">4. How can we make a parameter of a function optional?</text:span><text:span text:style-name="T10"> </text:span><text:span text:style-name="T8">Set a default value</text:span></text:p>
      <text:p text:style-name="P43"><text:span text:style-name="T6">5. What happens when we prefix a parameter with an asterisk (*)?</text:span><text:span text:style-name="T10"> </text:span></text:p>
      <text:p text:style-name="P45"><text:span text:style-name="T6">6. What about two asterisks (**)?</text:span><text:span text:style-name="T10"> </text:span></text:p>
      <text:p text:style-name="P47"><text:span text:style-name="T6">7. What is scope?</text:span><text:span text:style-name="T10"> </text:span><text:span text:style-name="T8">Scope describes where a variable can be “seen”</text:span></text:p>
      <text:p text:style-name="P48"><text:span text:style-name="T6">8. What is the difference between local and global variables?</text:span><text:span text:style-name="T10"> </text:span><text:span text:style-name="T8">Global variables can be accessed from any part of the program, local variables are limited to the scope of the function in which they were declared</text:span></text:p>
      <text:p text:style-name="P40"><text:span text:style-name="T6">9. Why is using the </text:span><text:span text:style-name="T7">global </text:span><text:span text:style-name="T6">statement a bad practice?</text:span><text:span text:style-name="T10"> </text:span><text:span text:style-name="T8">It allows for unexpected behavior when many functions can change the global variable.</text:span></text:p>
      <text:p text:style-name="P53"><text:span text:style-name="T7">Coding Exercises</text:span><text:span text:style-name="T10"> </text:span></text:p>
      <text:p text:style-name="P39"><text:span text:style-name="T6">1. Write a function that returns the maximum of two numbers.</text:span><text:span text:style-name="T10"> </text:span><text:span text:style-name="T8">max(a,b)</text:span></text:p>
      <text:p text:style-name="P40"><text:span text:style-name="T6">2. Write a function called </text:span><text:span text:style-name="T7">fizz_buzz </text:span><text:span text:style-name="T6">that takes a number.</text:span><text:span text:style-name="T10"> </text:span></text:p>
      <text:p text:style-name="P56"><text:span text:style-name="T6">1. If the number is divisible by 3, it should return “Fizz”.</text:span><text:span text:style-name="T10"> </text:span></text:p>
      <text:p text:style-name="P58"><text:span text:style-name="T6">2. If it is divisible by 5, it should return “Buzz”.</text:span><text:span text:style-name="T10"> </text:span></text:p>
      <text:p text:style-name="P59"><text:span text:style-name="T6">3. If it is divisible by both 3 and 5, it should return “FizzBuzz”.</text:span><text:span text:style-name="T10"> </text:span></text:p>
      <text:p text:style-name="P60"><text:soft-page-break/><text:span text:style-name="T6">4. Otherwise, it should return the same number.</text:span><text:span text:style-name="T10"> </text:span></text:p>
      <text:p text:style-name="P61"><text:span text:style-name="T6">3. Write a function for checking the speed of drivers. This function should have one parameter: </text:span><text:span text:style-name="T10"> </text:span><text:span text:style-name="T6">speed.</text:span><text:span text:style-name="T10"> </text:span></text:p>
      <text:p text:style-name="P57"><text:span text:style-name="T6">1. If speed is less than 70, it should print “Ok”.</text:span><text:span text:style-name="T10"> </text:span></text:p>
      <text:p text:style-name="P62"><text:span text:style-name="T6">2. Otherwise, for every 5km above the speed limit (70), it should give the driver one demerit </text:span><text:span text:style-name="T10"> </text:span><text:span text:style-name="T6">point and print the total number of demerit points. For example, if the speed is 80, it </text:span><text:span text:style-name="T10"> </text:span><text:span text:style-name="T6">should print: “Points: 2”.</text:span><text:span text:style-name="T10"> </text:span></text:p>
      <text:p text:style-name="P63"><text:span text:style-name="T6">3. If the driver gets more than 12 points, the function should print: “License suspended”</text:span><text:span text:style-name="T10"> </text:span><text:span text:style-name="T6">4. Write a function called </text:span><text:span text:style-name="T7">showNumbers </text:span><text:span text:style-name="T6">that takes a parameter called </text:span><text:span text:style-name="T7">limit. </text:span><text:span text:style-name="T6">It should print all </text:span><text:span text:style-name="T10"> </text:span><text:span text:style-name="T6">the numbers between 0 and limit with a label to identify the even and odd numbers. For </text:span><text:span text:style-name="T10"> </text:span><text:span text:style-name="T6">example, if the limit is 3, it should print:</text:span><text:span text:style-name="T10"> </text:span></text:p>
      <text:p text:style-name="P64"><text:span text:style-name="T12">o </text:span><text:span text:style-name="T6">0 EVEN</text:span><text:span text:style-name="T10"> </text:span></text:p>
      <text:p text:style-name="P65"><text:span text:style-name="T12">o </text:span><text:span text:style-name="T6">1 ODD</text:span><text:span text:style-name="T10"> </text:span></text:p>
      <text:p text:style-name="P65"><text:span text:style-name="T12">o </text:span><text:span text:style-name="T6">2 EVEN</text:span><text:span text:style-name="T10"> </text:span></text:p>
      <text:p text:style-name="P65"><text:span text:style-name="T12">o </text:span><text:span text:style-name="T6">3 ODD</text:span><text:span text:style-name="T10"> </text:span></text:p>
      <text:p text:style-name="P66"><text:span text:style-name="T6">5. Write a function that returns the sum of multiples of 3 and 5 between 0 and </text:span><text:span text:style-name="T7">limit </text:span><text:span text:style-name="T6">(parameter). </text:span><text:span text:style-name="T10"> </text:span><text:span text:style-name="T6">For example, if limit is 20, it should return the sum of 3, 5, 6, 9, 10, 12, 15, 18, 20.</text:span><text:span text:style-name="T10"> </text:span><text:span text:style-name="T6">6. Write a function called </text:span><text:span text:style-name="T7">show_stars(rows). </text:span><text:span text:style-name="T6">If </text:span><text:span text:style-name="T7">rows </text:span><text:span text:style-name="T6">is 5, it should print the following:</text:span><text:span text:style-name="T10"> </text:span><text:span text:style-name="T12">o </text:span><text:span text:style-name="T6">*</text:span><text:span text:style-name="T10"> </text:span></text:p>
      <text:p text:style-name="P64"><text:span text:style-name="T12">o </text:span><text:span text:style-name="T6">**</text:span><text:span text:style-name="T10"> </text:span></text:p>
      <text:p text:style-name="P65"><text:span text:style-name="T12">o </text:span><text:span text:style-name="T6">***</text:span><text:span text:style-name="T10"> </text:span></text:p>
      <text:p text:style-name="P65"><text:span text:style-name="T12">o </text:span><text:span text:style-name="T6">****</text:span><text:span text:style-name="T10"> </text:span></text:p>
      <text:p text:style-name="P65"><text:span text:style-name="T12">o </text:span><text:span text:style-name="T6">*****</text:span><text:span text:style-name="T10"> </text:span></text:p>
      <text:p text:style-name="P67"><text:span text:style-name="T6">7. Write a function that prints all the prime numbers between 0 and </text:span><text:span text:style-name="T7">limit </text:span><text:span text:style-name="T6">where limit is a </text:span><text:span text:style-name="T10"> </text:span><text:span text:style-name="T6">parameter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, monospace"/>
    <style:font-face style:name="Times1" svg:font-family="Times, serif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2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2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82in" fo:margin-bottom="1.5417in" fo:margin-left="0.9602in" fo:margin-right="1.0028in" style:writing-mode="lr-tb" style:layout-grid-color="#c0c0c0" style:layout-grid-lines="215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3-19T06:27:20.571298296</dc:date>
    <meta:editing-duration>PT6M33S</meta:editing-duration>
    <meta:editing-cycles>1</meta:editing-cycles>
    <meta:document-statistic meta:table-count="0" meta:image-count="0" meta:object-count="0" meta:page-count="3" meta:paragraph-count="71" meta:word-count="831" meta:character-count="4421" meta:non-whitespace-character-count="3617"/>
  </office:meta>
</office:document-meta>
</file>